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AI_API_KEY</text:span>=<text:span text:style-name="T2">"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"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6:57:10.342179195</meta:creation-date>
    <dc:date>2024-11-05T16:57:59.477192929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181" meta:non-whitespace-character-count="181"/>
    <meta:generator>LibreOffice/7.3.7.2$Linux_X86_64 LibreOffice_project/30$Build-2</meta:generator>
  </office:meta>
</office:document-meta>
</file>